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 Deal</text:p>
          </table:table-cell>
          <table:table-cell office:value-type="string" calcext:value-type="string">
            <text:p>5 routes</text:p>
          </table:table-cell>
          <table:table-cell table:number-columns-repeated="6"/>
          <table:table-cell table:style-name="Default" office:value-type="string" calcext:value-type="string">
            <text:p>Prob</text:p>
          </table:table-cell>
          <table:table-cell table:style-name="Default" office:value-type="string" calcext:value-type="string">
            <text:p>%</text:p>
          </table:table-cell>
          <table:table-cell office:value-type="string" calcext:value-type="string">
            <text:p>MV 2 fails</text:p>
          </table:table-cell>
          <table:table-cell table:number-columns-repeated="2"/>
          <table:table-cell office:value-type="string" calcext:value-type="string">
            <text:p>MV 2 passes</text:p>
          </table:table-cell>
          <table:table-cell table:number-columns-repeated="2"/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table:formula="of:=[.A2]*[.B2]" office:value-type="float" office:value="0.043" calcext:value-type="float">
            <text:p>.04</text:p>
          </table:table-cell>
          <table:table-cell table:formula="of:=[.I2]*100" office:value-type="float" office:value="4.3" calcext:value-type="float">
            <text:p>4.3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formula="of:=[.K2]*[.L2]"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formula="of:=[.N2]*[.O2]" office:value-type="float" office:value="0.08" calcext:value-type="float">
            <text:p>0.08</text:p>
          </table:table-cell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3]*[.B3]*[.C3]" office:value-type="float" office:value="0.0817" calcext:value-type="float">
            <text:p>.08</text:p>
          </table:table-cell>
          <table:table-cell table:formula="of:=[.I3]*100" office:value-type="float" office:value="8.17" calcext:value-type="float">
            <text:p>8.17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formula="of:=[.K3]*[.L3]"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formula="of:=[.N3]*[.O3]" office:value-type="float" office:value="0.06" calcext:value-type="float">
            <text:p>0.06</text:p>
          </table:table-cell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4]*[.B4]*[.C4]*[.D4]*[.E4]*[.F4]*[.G4]" office:value-type="float" office:value="0.02977965" calcext:value-type="float">
            <text:p>.03</text:p>
          </table:table-cell>
          <table:table-cell table:formula="of:=[.I4]*100" office:value-type="float" office:value="2.977965" calcext:value-type="float">
            <text:p>2.98</text:p>
          </table:table-cell>
          <table:table-cell table:number-columns-repeated="2"/>
          <table:table-cell table:formula="of:=SUM([.M2:.M3])" office:value-type="float" office:value="0.86" calcext:value-type="float">
            <text:p>0.86</text:p>
          </table:table-cell>
          <table:table-cell table:number-columns-repeated="2"/>
          <table:table-cell table:formula="of:=SUM([.P2:.P3])" office:value-type="float" office:value="0.14" calcext:value-type="float">
            <text:p>0.14</text:p>
          </table:table-cell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5]*[.B5]*[.C5]*[.D5]*[.E5]*[.F5]*[.G5]" office:value-type="float" office:value="0.0714711600000001" calcext:value-type="float">
            <text:p>.07</text:p>
          </table:table-cell>
          <table:table-cell table:formula="of:=[.I5]*100" office:value-type="float" office:value="7.14711600000001" calcext:value-type="float">
            <text:p>7.15</text:p>
          </table:table-cell>
          <table:table-cell table:number-columns-repeated="6"/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formula="of:=[.A6]*[.B6]*[.C6]*[.D6]*[.E6]*[.F6]" office:value-type="float" office:value="0.0205884" calcext:value-type="float">
            <text:p>.02</text:p>
          </table:table-cell>
          <table:table-cell table:formula="of:=[.I6]*100" office:value-type="float" office:value="2.05884" calcext:value-type="float">
            <text:p>2.06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2:.I6])" office:value-type="float" office:value="0.24653921" calcext:value-type="float">
            <text:p>.25</text:p>
          </table:table-cell>
          <table:table-cell table:style-name="ce2" table:formula="of:=[.I7]*100" office:value-type="float" office:value="24.653921" calcext:value-type="float">
            <text:p>24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y’s Deal</text:p>
          </table:table-cell>
          <table:table-cell office:value-type="string" calcext:value-type="string">
            <text:p>Is MV 2</text:p>
          </table:table-cell>
          <table:table-cell table:number-columns-repeated="14"/>
        </table:table-row>
        <table:table-row table:style-name="ro1">
          <table:table-cell table:formula="of:=[.P4]" office:value-type="float" office:value="0.14" calcext:value-type="float">
            <text:p>0.14</text:p>
          </table:table-cell>
          <table:table-cell table:number-columns-repeated="7"/>
          <table:table-cell table:formula="of:=[.A9]" office:value-type="float" office:value="0.14" calcext:value-type="float">
            <text:p>.14</text:p>
          </table:table-cell>
          <table:table-cell table:formula="of:=[.I9]*100" office:value-type="float" office:value="14" calcext:value-type="float">
            <text:p>14.0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9]" office:value-type="float" office:value="0.14" calcext:value-type="float">
            <text:p>.14</text:p>
          </table:table-cell>
          <table:table-cell table:style-name="ce2" table:formula="of:=[.I10]*100" office:value-type="float" office:value="14" calcext:value-type="float">
            <text:p>14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l Election</text:p>
          </table:table-cell>
          <table:table-cell office:value-type="string" calcext:value-type="string">
            <text:p>4 routes</text:p>
          </table:table-cell>
          <table:table-cell table:number-columns-repeated="14"/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2]*[.B12]*[.C12]*[.D12]*[.E12]" office:value-type="float" office:value="0.066177" calcext:value-type="float">
            <text:p>.07</text:p>
          </table:table-cell>
          <table:table-cell table:formula="of:=[.I12]*100" office:value-type="float" office:value="6.6177" calcext:value-type="float">
            <text:p>6.62</text:p>
          </table:table-cell>
          <table:table-cell table:number-columns-repeated="6"/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A13]*[.B13]*[.C13]*[.D13]*[.E13]*[.F13]*[.G13]*[.H13]" office:value-type="float" office:value="0.014889825" calcext:value-type="float">
            <text:p>.01</text:p>
          </table:table-cell>
          <table:table-cell table:formula="of:=[.I13]*100" office:value-type="float" office:value="1.4889825" calcext:value-type="float">
            <text:p>1.49</text:p>
          </table:table-cell>
          <table:table-cell table:number-columns-repeated="6"/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14]*[.B14]*[.C14]*[.D14]*[.E14]*[.F14]" office:value-type="float" office:value="0.0088236" calcext:value-type="float">
            <text:p>.01</text:p>
          </table:table-cell>
          <table:table-cell table:formula="of:=[.I14]*100" office:value-type="float" office:value="0.88236" calcext:value-type="float">
            <text:p>.88</text:p>
          </table:table-cell>
          <table:table-cell table:number-columns-repeated="6"/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15]*[.B15]*[.C15]*[.D15]*[.E15]*[.F15]*[.G15]" office:value-type="float" office:value="0.14294232" calcext:value-type="float">
            <text:p>.14</text:p>
          </table:table-cell>
          <table:table-cell table:formula="of:=[.I15]*100" office:value-type="float" office:value="14.294232" calcext:value-type="float">
            <text:p>14.29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12:.I15])" office:value-type="float" office:value="0.232832745" calcext:value-type="float">
            <text:p>.23</text:p>
          </table:table-cell>
          <table:table-cell table:style-name="ce2" table:formula="of:=SUM([.J12:.J15])" office:value-type="float" office:value="23.2832745" calcext:value-type="float">
            <text:p>23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ral of tedium</text:p>
          </table:table-cell>
          <table:table-cell office:value-type="string" calcext:value-type="string">
            <text:p>1 route</text:p>
          </table:table-cell>
          <table:table-cell table:number-columns-repeated="14"/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[.A18]*[.B18]*[.C18]*[.D18]*[.E18]*[.F18]" office:value-type="float" office:value="0.1786779" calcext:value-type="float">
            <text:p>.18</text:p>
          </table:table-cell>
          <table:table-cell table:formula="of:=[.I18]*100" office:value-type="float" office:value="17.86779" calcext:value-type="float">
            <text:p>17.87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18]" office:value-type="float" office:value="0.1786779" calcext:value-type="float">
            <text:p>.18</text:p>
          </table:table-cell>
          <table:table-cell table:style-name="ce2" table:formula="of:=[.J18]" office:value-type="float" office:value="17.86779" calcext:value-type="float">
            <text:p>17.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ople’s Vote</text:p>
          </table:table-cell>
          <table:table-cell office:value-type="string" calcext:value-type="string">
            <text:p>2 routes</text:p>
          </table:table-cell>
          <table:table-cell table:number-columns-repeated="14"/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A21]*[.B21]*[.C21]*[.D21]*[.E21]*[.F21]*[.G21]*[.H21]" office:value-type="float" office:value="0.014889825" calcext:value-type="float">
            <text:p>.01</text:p>
          </table:table-cell>
          <table:table-cell table:formula="of:=[.I21]*100" office:value-type="float" office:value="1.4889825" calcext:value-type="float">
            <text:p>1.49</text:p>
          </table:table-cell>
          <table:table-cell table:number-columns-repeated="6"/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A22]*[.B22]*[.C22]*[.D22]*[.E22]*[.F22]*[.G22]" office:value-type="float" office:value="0.14294232" calcext:value-type="float">
            <text:p>.14</text:p>
          </table:table-cell>
          <table:table-cell table:formula="of:=[.I22]*100" office:value-type="float" office:value="14.294232" calcext:value-type="float">
            <text:p>14.29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21:.I22])" office:value-type="float" office:value="0.157832145" calcext:value-type="float">
            <text:p>.16</text:p>
          </table:table-cell>
          <table:table-cell table:style-name="ce2" table:formula="of:=SUM([.J21:.J22])" office:value-type="float" office:value="15.7832145" calcext:value-type="float">
            <text:p>15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y until 2020</text:p>
          </table:table-cell>
          <table:table-cell office:value-type="string" calcext:value-type="string">
            <text:p>1 route</text:p>
          </table:table-cell>
          <table:table-cell table:number-columns-repeated="14"/>
        </table:table-row>
        <table:table-row table:style-name="ro1">
          <table:table-cell table:formula="of:=[.M4]"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25]*[.B25]*[.C25]*[.D25]*[.E25]" office:value-type="float" office:value="0.044118" calcext:value-type="float">
            <text:p>.04</text:p>
          </table:table-cell>
          <table:table-cell table:formula="of:=[.I25]*100" office:value-type="float" office:value="4.4118" calcext:value-type="float">
            <text:p>4.41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[.I25]" office:value-type="float" office:value="0.044118" calcext:value-type="float">
            <text:p>.04</text:p>
          </table:table-cell>
          <table:table-cell table:style-name="ce2" table:formula="of:=[.J25]" office:value-type="float" office:value="4.4118" calcext:value-type="float">
            <text:p>4.41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Default"/>
          <table:table-cell table:style-name="Default" table:formula="of:=SUM([.J2:.J6])+[.J9]+SUM([.J12:.J15])+[.J19]+SUM([.J21:.J22])+[.J25]"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2" loext:min-decimal-places="2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06T15:45:08.266568987</meta:creation-date>
    <dc:date>2019-03-06T16:21:57.729189049</dc:date>
    <dc:creator>Jon Worth</dc:creator>
    <meta:editing-duration>PT15M38S</meta:editing-duration>
    <meta:editing-cycles>2</meta:editing-cycles>
    <meta:generator>LibreOffice/6.2.0.3$MacOSX_X86_64 LibreOffice_project/98c6a8a1c6c7b144ce3cc729e34964b47ce25d62</meta:generator>
    <meta:document-statistic meta:table-count="1" meta:cell-count="149" meta:object-count="0"/>
  </office:meta>
</office:document-meta>
</file>